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.05743"/>
          <table:table-cell office:value-type="float" office:value="1.597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88.0"/>
          <table:table-cell office:value-type="float" office:value="2865.0"/>
          <table:table-cell office:value-type="float" office:value="149972.0"/>
          <table:table-cell office:value-type="float" office:value="517585.0"/>
          <table:table-cell office:value-type="float" office:value="195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8745"/>
          <table:table-cell office:value-type="float" office:value="2.499"/>
          <table:table-cell office:value-type="float" office:value="1.19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3489.0"/>
          <table:table-cell office:value-type="float" office:value="12161.0"/>
          <table:table-cell office:value-type="float" office:value="149972.0"/>
          <table:table-cell office:value-type="float" office:value="517585.0"/>
          <table:table-cell office:value-type="float" office:value="1955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1315"/>
          <table:table-cell office:value-type="float" office:value="1.295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059.0"/>
          <table:table-cell office:value-type="float" office:value="14275.0"/>
          <table:table-cell office:value-type="float" office:value="110861.0"/>
          <table:table-cell office:value-type="float" office:value="389561.0"/>
          <table:table-cell office:value-type="float" office:value="1671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61715"/>
          <table:table-cell office:value-type="float" office:value="2.229"/>
          <table:table-cell office:value-type="float" office:value="0.85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930.0"/>
          <table:table-cell office:value-type="float" office:value="5979.0"/>
          <table:table-cell office:value-type="float" office:value="149972.0"/>
          <table:table-cell office:value-type="float" office:value="517585.0"/>
          <table:table-cell office:value-type="float" office:value="195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8406"/>
          <table:table-cell office:value-type="float" office:value="3.14"/>
          <table:table-cell office:value-type="float" office:value="1.79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5064.0"/>
          <table:table-cell office:value-type="float" office:value="30186.0"/>
          <table:table-cell office:value-type="float" office:value="149972.0"/>
          <table:table-cell office:value-type="float" office:value="517585.0"/>
          <table:table-cell office:value-type="float" office:value="1955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5308"/>
          <table:table-cell office:value-type="float" office:value="1.434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842.0"/>
          <table:table-cell office:value-type="float" office:value="26611.0"/>
          <table:table-cell office:value-type="float" office:value="110861.0"/>
          <table:table-cell office:value-type="float" office:value="389561.0"/>
          <table:table-cell office:value-type="float" office:value="1671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90812"/>
          <table:table-cell office:value-type="float" office:value="1.483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05.0"/>
          <table:table-cell office:value-type="float" office:value="2005.0"/>
          <table:table-cell office:value-type="float" office:value="149972.0"/>
          <table:table-cell office:value-type="float" office:value="517583.0"/>
          <table:table-cell office:value-type="float" office:value="195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906"/>
          <table:table-cell office:value-type="float" office:value="1.69"/>
          <table:table-cell office:value-type="float" office:value="0.36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077.0"/>
          <table:table-cell office:value-type="float" office:value="2057.0"/>
          <table:table-cell office:value-type="float" office:value="149972.0"/>
          <table:table-cell office:value-type="float" office:value="517583.0"/>
          <table:table-cell office:value-type="float" office:value="195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0312"/>
          <table:table-cell office:value-type="float" office:value="1.176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9.0"/>
          <table:table-cell office:value-type="float" office:value="1654.0"/>
          <table:table-cell office:value-type="float" office:value="110861.0"/>
          <table:table-cell office:value-type="float" office:value="389559.0"/>
          <table:table-cell office:value-type="float" office:value="1660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29932"/>
          <table:table-cell office:value-type="float" office:value="1.842"/>
          <table:table-cell office:value-type="float" office:value="0.46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92.0"/>
          <table:table-cell office:value-type="float" office:value="6254.0"/>
          <table:table-cell office:value-type="float" office:value="149972.0"/>
          <table:table-cell office:value-type="float" office:value="517593.0"/>
          <table:table-cell office:value-type="float" office:value="196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5934"/>
          <table:table-cell office:value-type="float" office:value="2.317"/>
          <table:table-cell office:value-type="float" office:value="0.99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538.0"/>
          <table:table-cell office:value-type="float" office:value="12777.0"/>
          <table:table-cell office:value-type="float" office:value="149972.0"/>
          <table:table-cell office:value-type="float" office:value="517593.0"/>
          <table:table-cell office:value-type="float" office:value="195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5844"/>
          <table:table-cell office:value-type="float" office:value="1.578"/>
          <table:table-cell office:value-type="float" office:value="0.57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3205.0"/>
          <table:table-cell office:value-type="float" office:value="32883.0"/>
          <table:table-cell office:value-type="float" office:value="110861.0"/>
          <table:table-cell office:value-type="float" office:value="389569.0"/>
          <table:table-cell office:value-type="float" office:value="1695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4.42275"/>
          <table:table-cell office:value-type="float" office:value="3.973"/>
          <table:table-cell office:value-type="float" office:value="2.67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9828.0"/>
          <table:table-cell office:value-type="float" office:value="37103.0"/>
          <table:table-cell office:value-type="float" office:value="149972.0"/>
          <table:table-cell office:value-type="float" office:value="517594.0"/>
          <table:table-cell office:value-type="float" office:value="1956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3781"/>
          <table:table-cell office:value-type="float" office:value="1.464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4.0"/>
          <table:table-cell office:value-type="float" office:value="894.0"/>
          <table:table-cell office:value-type="float" office:value="149972.0"/>
          <table:table-cell office:value-type="float" office:value="517594.0"/>
          <table:table-cell office:value-type="float" office:value="195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4867"/>
          <table:table-cell office:value-type="float" office:value="1.875"/>
          <table:table-cell office:value-type="float" office:value="0.81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4243.0"/>
          <table:table-cell office:value-type="float" office:value="27579.0"/>
          <table:table-cell office:value-type="float" office:value="110861.0"/>
          <table:table-cell office:value-type="float" office:value="389570.0"/>
          <table:table-cell office:value-type="float" office:value="1671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25559"/>
          <table:table-cell office:value-type="float" office:value="0.8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14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5078"/>
          <table:table-cell office:value-type="float" office:value="0.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8086"/>
          <table:table-cell office:value-type="float" office:value="0.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93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94647"/>
          <table:table-cell office:value-type="float" office:value="1.406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08.0"/>
          <table:table-cell office:value-type="float" office:value="1597.0"/>
          <table:table-cell office:value-type="float" office:value="155885.0"/>
          <table:table-cell office:value-type="float" office:value="534788.0"/>
          <table:table-cell office:value-type="float" office:value="1986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5"/>
          <table:table-cell office:value-type="float" office:value="1.339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39.0"/>
          <table:table-cell office:value-type="float" office:value="651.0"/>
          <table:table-cell office:value-type="float" office:value="155885.0"/>
          <table:table-cell office:value-type="float" office:value="534788.0"/>
          <table:table-cell office:value-type="float" office:value="1986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0098"/>
          <table:table-cell office:value-type="float" office:value="1.235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306.0"/>
          <table:table-cell office:value-type="float" office:value="28773.0"/>
          <table:table-cell office:value-type="float" office:value="116797.0"/>
          <table:table-cell office:value-type="float" office:value="406834.0"/>
          <table:table-cell office:value-type="float" office:value="1709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72139"/>
          <table:table-cell office:value-type="float" office:value="1.28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9.0"/>
          <table:table-cell office:value-type="float" office:value="685.0"/>
          <table:table-cell office:value-type="float" office:value="155885.0"/>
          <table:table-cell office:value-type="float" office:value="534798.0"/>
          <table:table-cell office:value-type="float" office:value="1971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1394"/>
          <table:table-cell office:value-type="float" office:value="1.455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0.0"/>
          <table:table-cell office:value-type="float" office:value="1262.0"/>
          <table:table-cell office:value-type="float" office:value="155885.0"/>
          <table:table-cell office:value-type="float" office:value="534798.0"/>
          <table:table-cell office:value-type="float" office:value="1997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618"/>
          <table:table-cell office:value-type="float" office:value="1.324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301.0"/>
          <table:table-cell office:value-type="float" office:value="14121.0"/>
          <table:table-cell office:value-type="float" office:value="116797.0"/>
          <table:table-cell office:value-type="float" office:value="406844.0"/>
          <table:table-cell office:value-type="float" office:value="171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33045"/>
          <table:table-cell office:value-type="float" office:value="1.807"/>
          <table:table-cell office:value-type="float" office:value="0.55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87.0"/>
          <table:table-cell office:value-type="float" office:value="5518.0"/>
          <table:table-cell office:value-type="float" office:value="155885.0"/>
          <table:table-cell office:value-type="float" office:value="534807.0"/>
          <table:table-cell office:value-type="float" office:value="1986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125"/>
          <table:table-cell office:value-type="float" office:value="1.494"/>
          <table:table-cell office:value-type="float" office:value="0.2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48.0"/>
          <table:table-cell office:value-type="float" office:value="1969.0"/>
          <table:table-cell office:value-type="float" office:value="155885.0"/>
          <table:table-cell office:value-type="float" office:value="534807.0"/>
          <table:table-cell office:value-type="float" office:value="1986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3758"/>
          <table:table-cell office:value-type="float" office:value="1.237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933.0"/>
          <table:table-cell office:value-type="float" office:value="12454.0"/>
          <table:table-cell office:value-type="float" office:value="116797.0"/>
          <table:table-cell office:value-type="float" office:value="406853.0"/>
          <table:table-cell office:value-type="float" office:value="1709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26704"/>
          <table:table-cell office:value-type="float" office:value="0.8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9035"/>
          <table:table-cell office:value-type="float" office:value="0.8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8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6288"/>
          <table:table-cell office:value-type="float" office:value="0.7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93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16103"/>
          <table:table-cell office:value-type="float" office:value="0.761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28.0"/>
          <table:table-cell office:value-type="float" office:value="2477.0"/>
          <table:table-cell office:value-type="float" office:value="69732.0"/>
          <table:table-cell office:value-type="float" office:value="233386.0"/>
          <table:table-cell office:value-type="float" office:value="142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5894"/>
          <table:table-cell office:value-type="float" office:value="1.061"/>
          <table:table-cell office:value-type="float" office:value="0.46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030.0"/>
          <table:table-cell office:value-type="float" office:value="5061.0"/>
          <table:table-cell office:value-type="float" office:value="69732.0"/>
          <table:table-cell office:value-type="float" office:value="233386.0"/>
          <table:table-cell office:value-type="float" office:value="1454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13484"/>
          <table:table-cell office:value-type="float" office:value="0.535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704.0"/>
          <table:table-cell office:value-type="float" office:value="5615.0"/>
          <table:table-cell office:value-type="float" office:value="42949.0"/>
          <table:table-cell office:value-type="float" office:value="150852.0"/>
          <table:table-cell office:value-type="float" office:value="1268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25976"/>
          <table:table-cell office:value-type="float" office:value="0.893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77.0"/>
          <table:table-cell office:value-type="float" office:value="3032.0"/>
          <table:table-cell office:value-type="float" office:value="69732.0"/>
          <table:table-cell office:value-type="float" office:value="233386.0"/>
          <table:table-cell office:value-type="float" office:value="144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9756"/>
          <table:table-cell office:value-type="float" office:value="1.085"/>
          <table:table-cell office:value-type="float" office:value="0.45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1955.0"/>
          <table:table-cell office:value-type="float" office:value="5569.0"/>
          <table:table-cell office:value-type="float" office:value="69732.0"/>
          <table:table-cell office:value-type="float" office:value="233386.0"/>
          <table:table-cell office:value-type="float" office:value="1429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27299"/>
          <table:table-cell office:value-type="float" office:value="0.51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536.0"/>
          <table:table-cell office:value-type="float" office:value="42949.0"/>
          <table:table-cell office:value-type="float" office:value="150852.0"/>
          <table:table-cell office:value-type="float" office:value="1270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23699"/>
          <table:table-cell office:value-type="float" office:value="0.816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70.0"/>
          <table:table-cell office:value-type="float" office:value="2646.0"/>
          <table:table-cell office:value-type="float" office:value="69732.0"/>
          <table:table-cell office:value-type="float" office:value="233386.0"/>
          <table:table-cell office:value-type="float" office:value="142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8819"/>
          <table:table-cell office:value-type="float" office:value="0.731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12.0"/>
          <table:table-cell office:value-type="float" office:value="838.0"/>
          <table:table-cell office:value-type="float" office:value="69732.0"/>
          <table:table-cell office:value-type="float" office:value="233386.0"/>
          <table:table-cell office:value-type="float" office:value="1452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10006"/>
          <table:table-cell office:value-type="float" office:value="0.49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87.0"/>
          <table:table-cell office:value-type="float" office:value="42949.0"/>
          <table:table-cell office:value-type="float" office:value="150852.0"/>
          <table:table-cell office:value-type="float" office:value="119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43922"/>
          <table:table-cell office:value-type="float" office:value="1.071"/>
          <table:table-cell office:value-type="float" office:value="0.49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144.0"/>
          <table:table-cell office:value-type="float" office:value="5652.0"/>
          <table:table-cell office:value-type="float" office:value="69732.0"/>
          <table:table-cell office:value-type="float" office:value="233386.0"/>
          <table:table-cell office:value-type="float" office:value="1438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6721"/>
          <table:table-cell office:value-type="float" office:value="1.764"/>
          <table:table-cell office:value-type="float" office:value="1.15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5243.0"/>
          <table:table-cell office:value-type="float" office:value="13200.0"/>
          <table:table-cell office:value-type="float" office:value="69732.0"/>
          <table:table-cell office:value-type="float" office:value="233386.0"/>
          <table:table-cell office:value-type="float" office:value="1441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7129"/>
          <table:table-cell office:value-type="float" office:value="0.621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31.0"/>
          <table:table-cell office:value-type="float" office:value="9708.0"/>
          <table:table-cell office:value-type="float" office:value="42949.0"/>
          <table:table-cell office:value-type="float" office:value="150852.0"/>
          <table:table-cell office:value-type="float" office:value="1270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38556"/>
          <table:table-cell office:value-type="float" office:value="0.963"/>
          <table:table-cell office:value-type="float" office:value="0.42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06.0"/>
          <table:table-cell office:value-type="float" office:value="4928.0"/>
          <table:table-cell office:value-type="float" office:value="69732.0"/>
          <table:table-cell office:value-type="float" office:value="233386.0"/>
          <table:table-cell office:value-type="float" office:value="1456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42896"/>
          <table:table-cell office:value-type="float" office:value="1.109"/>
          <table:table-cell office:value-type="float" office:value="0.45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845.0"/>
          <table:table-cell office:value-type="float" office:value="4235.0"/>
          <table:table-cell office:value-type="float" office:value="69732.0"/>
          <table:table-cell office:value-type="float" office:value="233386.0"/>
          <table:table-cell office:value-type="float" office:value="144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66628"/>
          <table:table-cell office:value-type="float" office:value="0.481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12.0"/>
          <table:table-cell office:value-type="float" office:value="4293.0"/>
          <table:table-cell office:value-type="float" office:value="42949.0"/>
          <table:table-cell office:value-type="float" office:value="150852.0"/>
          <table:table-cell office:value-type="float" office:value="1270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3394"/>
          <table:table-cell office:value-type="float" office:value="1.908"/>
          <table:table-cell office:value-type="float" office:value="0.71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339.0"/>
          <table:table-cell office:value-type="float" office:value="6871.0"/>
          <table:table-cell office:value-type="float" office:value="145524.0"/>
          <table:table-cell office:value-type="float" office:value="503468.0"/>
          <table:table-cell office:value-type="float" office:value="1943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9038"/>
          <table:table-cell office:value-type="float" office:value="1.507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68.0"/>
          <table:table-cell office:value-type="float" office:value="703.0"/>
          <table:table-cell office:value-type="float" office:value="145524.0"/>
          <table:table-cell office:value-type="float" office:value="503468.0"/>
          <table:table-cell office:value-type="float" office:value="19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5867"/>
          <table:table-cell office:value-type="float" office:value="3.239"/>
          <table:table-cell office:value-type="float" office:value="2.2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8857.0"/>
          <table:table-cell office:value-type="float" office:value="117693.0"/>
          <table:table-cell office:value-type="float" office:value="106369.0"/>
          <table:table-cell office:value-type="float" office:value="375310.0"/>
          <table:table-cell office:value-type="float" office:value="1648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54911"/>
          <table:table-cell office:value-type="float" office:value="2.117"/>
          <table:table-cell office:value-type="float" office:value="0.94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664.0"/>
          <table:table-cell office:value-type="float" office:value="10328.0"/>
          <table:table-cell office:value-type="float" office:value="145524.0"/>
          <table:table-cell office:value-type="float" office:value="503467.0"/>
          <table:table-cell office:value-type="float" office:value="19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7499"/>
          <table:table-cell office:value-type="float" office:value="1.255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974.0"/>
          <table:table-cell office:value-type="float" office:value="7537.0"/>
          <table:table-cell office:value-type="float" office:value="145524.0"/>
          <table:table-cell office:value-type="float" office:value="503467.0"/>
          <table:table-cell office:value-type="float" office:value="193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1312"/>
          <table:table-cell office:value-type="float" office:value="1.563"/>
          <table:table-cell office:value-type="float" office:value="0.5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3057.0"/>
          <table:table-cell office:value-type="float" office:value="32833.0"/>
          <table:table-cell office:value-type="float" office:value="106369.0"/>
          <table:table-cell office:value-type="float" office:value="375309.0"/>
          <table:table-cell office:value-type="float" office:value="1653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.84438"/>
          <table:table-cell office:value-type="float" office:value="1.396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35.0"/>
          <table:table-cell office:value-type="float" office:value="1362.0"/>
          <table:table-cell office:value-type="float" office:value="145524.0"/>
          <table:table-cell office:value-type="float" office:value="503467.0"/>
          <table:table-cell office:value-type="float" office:value="19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83643"/>
          <table:table-cell office:value-type="float" office:value="5.279"/>
          <table:table-cell office:value-type="float" office:value="3.98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4799.0"/>
          <table:table-cell office:value-type="float" office:value="58018.0"/>
          <table:table-cell office:value-type="float" office:value="145524.0"/>
          <table:table-cell office:value-type="float" office:value="503467.0"/>
          <table:table-cell office:value-type="float" office:value="1931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60902"/>
          <table:table-cell office:value-type="float" office:value="3.294"/>
          <table:table-cell office:value-type="float" office:value="2.24"/>
          <table:table-cell office:value-type="float" office:value="1.0"/>
          <table:table-cell office:value-type="float" office:value="0.0"/>
          <table:table-cell office:value-type="float" office:value="42.0"/>
          <table:table-cell office:value-type="float" office:value="9207.0"/>
          <table:table-cell office:value-type="float" office:value="119776.0"/>
          <table:table-cell office:value-type="float" office:value="106369.0"/>
          <table:table-cell office:value-type="float" office:value="375309.0"/>
          <table:table-cell office:value-type="float" office:value="1657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.62297"/>
          <table:table-cell office:value-type="float" office:value="4.161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567.0"/>
          <table:table-cell office:value-type="float" office:value="10143.0"/>
          <table:table-cell office:value-type="float" office:value="145524.0"/>
          <table:table-cell office:value-type="float" office:value="503467.0"/>
          <table:table-cell office:value-type="float" office:value="19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3924"/>
          <table:table-cell office:value-type="float" office:value="2.191"/>
          <table:table-cell office:value-type="float" office:value="0.8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849.0"/>
          <table:table-cell office:value-type="float" office:value="15308.0"/>
          <table:table-cell office:value-type="float" office:value="145524.0"/>
          <table:table-cell office:value-type="float" office:value="503467.0"/>
          <table:table-cell office:value-type="float" office:value="1936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1202"/>
          <table:table-cell office:value-type="float" office:value="1.688"/>
          <table:table-cell office:value-type="float" office:value="0.75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3970.0"/>
          <table:table-cell office:value-type="float" office:value="39999.0"/>
          <table:table-cell office:value-type="float" office:value="106369.0"/>
          <table:table-cell office:value-type="float" office:value="375309.0"/>
          <table:table-cell office:value-type="float" office:value="1648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.95403"/>
          <table:table-cell office:value-type="float" office:value="1.521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49.0"/>
          <table:table-cell office:value-type="float" office:value="2926.0"/>
          <table:table-cell office:value-type="float" office:value="145524.0"/>
          <table:table-cell office:value-type="float" office:value="503469.0"/>
          <table:table-cell office:value-type="float" office:value="1931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1762"/>
          <table:table-cell office:value-type="float" office:value="1.742"/>
          <table:table-cell office:value-type="float" office:value="0.36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56.0"/>
          <table:table-cell office:value-type="float" office:value="3676.0"/>
          <table:table-cell office:value-type="float" office:value="145524.0"/>
          <table:table-cell office:value-type="float" office:value="503469.0"/>
          <table:table-cell office:value-type="float" office:value="19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5727"/>
          <table:table-cell office:value-type="float" office:value="2.774"/>
          <table:table-cell office:value-type="float" office:value="1.75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8037.0"/>
          <table:table-cell office:value-type="float" office:value="89489.0"/>
          <table:table-cell office:value-type="float" office:value="106369.0"/>
          <table:table-cell office:value-type="float" office:value="375311.0"/>
          <table:table-cell office:value-type="float" office:value="1663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705367"/>
          <table:table-cell office:value-type="float" office:value="0.27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01.0"/>
          <table:table-cell office:value-type="float" office:value="806.0"/>
          <table:table-cell office:value-type="float" office:value="23226.0"/>
          <table:table-cell office:value-type="float" office:value="78508.0"/>
          <table:table-cell office:value-type="float" office:value="1104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32007"/>
          <table:table-cell office:value-type="float" office:value="0.2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69.0"/>
          <table:table-cell office:value-type="float" office:value="23226.0"/>
          <table:table-cell office:value-type="float" office:value="78508.0"/>
          <table:table-cell office:value-type="float" office:value="1147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75527"/>
          <table:table-cell office:value-type="float" office:value="0.2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18357.0"/>
          <table:table-cell office:value-type="float" office:value="61797.0"/>
          <table:table-cell office:value-type="float" office:value="1022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969453"/>
          <table:table-cell office:value-type="float" office:value="0.534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730.0"/>
          <table:table-cell office:value-type="float" office:value="3397.0"/>
          <table:table-cell office:value-type="float" office:value="23226.0"/>
          <table:table-cell office:value-type="float" office:value="78508.0"/>
          <table:table-cell office:value-type="float" office:value="1150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02497"/>
          <table:table-cell office:value-type="float" office:value="0.2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07.0"/>
          <table:table-cell office:value-type="float" office:value="23226.0"/>
          <table:table-cell office:value-type="float" office:value="78508.0"/>
          <table:table-cell office:value-type="float" office:value="1104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15608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8.0"/>
          <table:table-cell office:value-type="float" office:value="18357.0"/>
          <table:table-cell office:value-type="float" office:value="61797.0"/>
          <table:table-cell office:value-type="float" office:value="1085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644033"/>
          <table:table-cell office:value-type="float" office:value="0.26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337.0"/>
          <table:table-cell office:value-type="float" office:value="23226.0"/>
          <table:table-cell office:value-type="float" office:value="78508.0"/>
          <table:table-cell office:value-type="float" office:value="1102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81732"/>
          <table:table-cell office:value-type="float" office:value="0.19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5.0"/>
          <table:table-cell office:value-type="float" office:value="23226.0"/>
          <table:table-cell office:value-type="float" office:value="78508.0"/>
          <table:table-cell office:value-type="float" office:value="1147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22669"/>
          <table:table-cell office:value-type="float" office:value="0.24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7.0"/>
          <table:table-cell office:value-type="float" office:value="18357.0"/>
          <table:table-cell office:value-type="float" office:value="61797.0"/>
          <table:table-cell office:value-type="float" office:value="1100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696637"/>
          <table:table-cell office:value-type="float" office:value="0.25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5.0"/>
          <table:table-cell office:value-type="float" office:value="655.0"/>
          <table:table-cell office:value-type="float" office:value="23226.0"/>
          <table:table-cell office:value-type="float" office:value="78508.0"/>
          <table:table-cell office:value-type="float" office:value="115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68689"/>
          <table:table-cell office:value-type="float" office:value="0.1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1.0"/>
          <table:table-cell office:value-type="float" office:value="23226.0"/>
          <table:table-cell office:value-type="float" office:value="78508.0"/>
          <table:table-cell office:value-type="float" office:value="115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05984"/>
          <table:table-cell office:value-type="float" office:value="0.2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5.0"/>
          <table:table-cell office:value-type="float" office:value="18357.0"/>
          <table:table-cell office:value-type="float" office:value="61797.0"/>
          <table:table-cell office:value-type="float" office:value="1063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570102"/>
          <table:table-cell office:value-type="float" office:value="0.21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9.0"/>
          <table:table-cell office:value-type="float" office:value="636.0"/>
          <table:table-cell office:value-type="float" office:value="23226.0"/>
          <table:table-cell office:value-type="float" office:value="78508.0"/>
          <table:table-cell office:value-type="float" office:value="1102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56562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37.0"/>
          <table:table-cell office:value-type="float" office:value="23226.0"/>
          <table:table-cell office:value-type="float" office:value="78508.0"/>
          <table:table-cell office:value-type="float" office:value="1149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90521"/>
          <table:table-cell office:value-type="float" office:value="0.2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2.0"/>
          <table:table-cell office:value-type="float" office:value="18357.0"/>
          <table:table-cell office:value-type="float" office:value="61797.0"/>
          <table:table-cell office:value-type="float" office:value="1100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